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B30000002613DE444615F3213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Anonymous Pro1" svg:font-family="'Anonymous Pro'" style:font-adornments="Bold" style:font-pitch="fixed"/>
    <style:font-face style:name="Anonymous Pro" svg:font-family="'Anonymous Pro'" style:font-adornments="Regular" style:font-pitch="fixed"/>
    <style:font-face style:name="Droid Sans1" svg:font-family="'Droid Sans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mo1" svg:font-family="Arimo" style:font-adornments="Bold" style:font-family-generic="swiss" style:font-pitch="variable"/>
    <style:font-face style:name="Arimo2" svg:font-family="Arimo" style:font-adornments="Bold Italic" style:font-family-generic="swiss" style:font-pitch="variable"/>
    <style:font-face style:name="Arimo" svg:font-family="Arimo" style:font-adornments="Regular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0.625in"/>
    </style:style>
    <style:style style:name="Table1.B" style:family="table-column">
      <style:table-column-properties style:column-width="6.3021in"/>
    </style:style>
    <style:style style:name="Table1.A1" style:family="table-cell">
      <style:table-cell-properties style:vertical-align="" fo:padding="0.0382in" fo:border-left="none" fo:border-right="none" fo:border-top="none" fo:border-bottom="0.05pt solid #000000"/>
    </style:style>
    <style:style style:name="Table1.B1" style:family="table-cell">
      <style:table-cell-properties fo:padding="0.0382in" fo:border-left="none" fo:border-right="none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6.925in" style:rel-column-width="65535*"/>
    </style:style>
    <style:style style:name="Table2.A1" style:family="table-cell">
      <style:table-cell-properties fo:padding="0.0382in" fo:border-left="none" fo:border-right="none" fo:border-top="none" fo:border-bottom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6.925in" style:rel-column-width="65535*"/>
    </style:style>
    <style:style style:name="Table3.A1" style:family="table-cell">
      <style:table-cell-properties fo:padding="0.0382in" fo:border-left="none" fo:border-right="none" fo:border-top="0.05pt solid #000000" fo:border-bottom="none"/>
    </style:style>
    <style:style style:name="P1" style:family="paragraph" style:parent-style-name="Standard">
      <style:text-properties officeooo:rsid="00005e3f" officeooo:paragraph-rsid="00005e3f"/>
    </style:style>
    <style:style style:name="P2" style:family="paragraph" style:parent-style-name="Standard">
      <style:paragraph-properties fo:text-align="end" style:justify-single-word="false"/>
      <style:text-properties fo:font-size="24pt" fo:font-weight="bold" style:font-size-asian="24pt" style:font-weight-asian="bold" style:font-size-complex="24pt" style:font-weight-complex="bold"/>
    </style:style>
    <style:style style:name="P3" style:family="paragraph" style:parent-style-name="Text_20_body">
      <style:paragraph-properties fo:break-before="page"/>
    </style:style>
    <style:style style:name="P4" style:family="paragraph" style:parent-style-name="Text_20_body">
      <style:text-properties fo:font-weight="bold" officeooo:paragraph-rsid="00125c28" style:font-weight-asian="bold" style:font-weight-complex="bold"/>
    </style:style>
    <style:style style:name="P5" style:family="paragraph" style:parent-style-name="Text_20_body">
      <style:text-properties fo:font-weight="bold" officeooo:paragraph-rsid="0012265c" style:font-weight-asian="bold" style:font-weight-complex="bold"/>
    </style:style>
    <style:style style:name="P6" style:family="paragraph" style:parent-style-name="Text_20_body">
      <style:paragraph-properties fo:text-align="center" style:justify-single-word="false"/>
      <style:text-properties officeooo:rsid="00157e60" officeooo:paragraph-rsid="00157e60"/>
    </style:style>
    <style:style style:name="P7" style:family="paragraph" style:parent-style-name="Heading_20_2">
      <style:text-properties style:font-name="Arimo1" fo:font-size="16.1000003814697pt" fo:font-weight="bold" officeooo:rsid="0021a189" officeooo:paragraph-rsid="0021a189" style:font-name-asian="Droid Sans" style:font-size-asian="16.1000003814697pt" style:font-weight-asian="bold" style:font-name-complex="FreeSans" style:font-size-complex="16.1000003814697pt" style:font-weight-complex="bold"/>
    </style:style>
    <style:style style:name="P8" style:family="paragraph" style:parent-style-name="Heading_20_3">
      <style:text-properties officeooo:paragraph-rsid="002765d2"/>
    </style:style>
    <style:style style:name="P9" style:family="paragraph" style:parent-style-name="Heading_20_3">
      <style:text-properties officeooo:paragraph-rsid="002b4bd1"/>
    </style:style>
    <style:style style:name="P10" style:family="paragraph" style:parent-style-name="Standard" style:list-style-name="L2">
      <style:text-properties officeooo:paragraph-rsid="00271813"/>
    </style:style>
    <style:style style:name="P11" style:family="paragraph" style:parent-style-name="Standard" style:list-style-name="L2">
      <style:text-properties officeooo:paragraph-rsid="002ab954"/>
    </style:style>
    <style:style style:name="P12" style:family="paragraph" style:parent-style-name="Standard" style:list-style-name="L1">
      <style:text-properties style:font-name="Arimo" fo:font-weight="normal" officeooo:rsid="0024c68f" officeooo:paragraph-rsid="0024c68f" style:font-size-asian="10.5pt"/>
    </style:style>
    <style:style style:name="P13" style:family="paragraph" style:parent-style-name="Standard" style:list-style-name="L2">
      <style:text-properties style:font-name="Arimo" fo:font-weight="normal" officeooo:rsid="00271813" officeooo:paragraph-rsid="00271813" style:font-size-asian="10.5pt"/>
    </style:style>
    <style:style style:name="P14" style:family="paragraph" style:parent-style-name="Standard" style:list-style-name="L2">
      <style:text-properties style:font-name="Arimo" fo:font-weight="normal" officeooo:rsid="00271813" officeooo:paragraph-rsid="002ab954" style:font-size-asian="10.5pt"/>
    </style:style>
    <style:style style:name="P15" style:family="paragraph" style:parent-style-name="Standard" style:list-style-name="L2">
      <style:text-properties style:font-name="Arimo" fo:font-weight="normal" officeooo:rsid="002b4bd1" officeooo:paragraph-rsid="002b4bd1" style:font-size-asian="10.5pt"/>
    </style:style>
    <style:style style:name="P16" style:family="paragraph" style:parent-style-name="Standard" style:list-style-name="L2">
      <style:text-properties style:font-name="Arimo" fo:font-weight="normal" officeooo:rsid="002cf4db" officeooo:paragraph-rsid="002cf4db" style:font-size-asian="10.5pt"/>
    </style:style>
    <style:style style:name="P17" style:family="paragraph" style:parent-style-name="Standard" style:list-style-name="L1">
      <style:text-properties officeooo:rsid="00252038" officeooo:paragraph-rsid="00252038"/>
    </style:style>
    <style:style style:name="P18" style:family="paragraph" style:parent-style-name="Standard">
      <style:text-properties officeooo:rsid="00252038" officeooo:paragraph-rsid="00252038"/>
    </style:style>
    <style:style style:name="P19" style:family="paragraph" style:parent-style-name="Standard" style:list-style-name="L1">
      <style:text-properties officeooo:rsid="0025f1e4" officeooo:paragraph-rsid="0025f1e4"/>
    </style:style>
    <style:style style:name="P20" style:family="paragraph" style:parent-style-name="Standard" style:list-style-name="L2">
      <style:text-properties officeooo:rsid="002657b0" officeooo:paragraph-rsid="00292188"/>
    </style:style>
    <style:style style:name="P21" style:family="paragraph" style:parent-style-name="Standard" style:list-style-name="L2">
      <style:text-properties officeooo:rsid="002ab954" officeooo:paragraph-rsid="002ab954"/>
    </style:style>
    <style:style style:name="P22" style:family="paragraph" style:parent-style-name="Standard" style:list-style-name="L3">
      <style:text-properties officeooo:paragraph-rsid="0032dc5a"/>
    </style:style>
    <style:style style:name="P23" style:family="paragraph" style:parent-style-name="Standard" style:list-style-name="L3">
      <style:text-properties officeooo:rsid="0032dc5a" officeooo:paragraph-rsid="0032dc5a"/>
    </style:style>
    <style:style style:name="P24" style:family="paragraph" style:parent-style-name="Text_20_body">
      <style:paragraph-properties fo:margin-left="0.4925in" fo:margin-right="0in" fo:text-indent="0in" style:auto-text-indent="false"/>
      <style:text-properties officeooo:paragraph-rsid="00231243"/>
    </style:style>
    <style:style style:name="P25" style:family="paragraph" style:parent-style-name="Text_20_body">
      <style:paragraph-properties fo:margin-left="0.4925in" fo:margin-right="0in" fo:text-indent="0in" style:auto-text-indent="false"/>
      <style:text-properties officeooo:rsid="0032dc5a" officeooo:paragraph-rsid="0032dc5a"/>
    </style:style>
    <style:style style:name="T1" style:family="text">
      <style:text-properties officeooo:rsid="00035f35"/>
    </style:style>
    <style:style style:name="T2" style:family="text">
      <style:text-properties officeooo:rsid="00231243"/>
    </style:style>
    <style:style style:name="T3" style:family="text">
      <style:text-properties fo:color="#808080" style:font-name="Arimo1" fo:font-size="14pt" fo:font-weight="bold" officeooo:rsid="0024c68f" style:font-name-asian="Droid Sans" style:font-size-asian="14pt" style:font-weight-asian="bold" style:font-name-complex="FreeSans" style:font-size-complex="14pt" style:font-weight-complex="bold"/>
    </style:style>
    <style:style style:name="T4" style:family="text">
      <style:text-properties fo:color="#808080" style:font-name="Arimo1" fo:font-size="14pt" fo:font-weight="bold" officeooo:rsid="002657b0" style:font-name-asian="Droid Sans" style:font-size-asian="14pt" style:font-weight-asian="bold" style:font-name-complex="FreeSans" style:font-size-complex="14pt" style:font-weight-complex="bold"/>
    </style:style>
    <style:style style:name="T5" style:family="text">
      <style:text-properties fo:color="#808080" style:font-name="Arimo1" fo:font-size="14pt" fo:font-weight="bold" officeooo:rsid="002765d2" style:font-name-asian="Droid Sans" style:font-size-asian="14pt" style:font-weight-asian="bold" style:font-name-complex="FreeSans" style:font-size-complex="14pt" style:font-weight-complex="bold"/>
    </style:style>
    <style:style style:name="T6" style:family="text">
      <style:text-properties fo:color="#808080" style:font-name="Arimo1" fo:font-size="14pt" fo:font-weight="bold" officeooo:rsid="002e65dc" style:font-name-asian="Droid Sans" style:font-size-asian="14pt" style:font-weight-asian="bold" style:font-name-complex="FreeSans" style:font-size-complex="14pt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292188" style:font-weight-asian="bold" style:font-weight-complex="bold"/>
    </style:style>
    <style:style style:name="T9" style:family="text">
      <style:text-properties fo:font-weight="bold" officeooo:rsid="002ab954" style:font-weight-asian="bold" style:font-weight-complex="bold"/>
    </style:style>
    <style:style style:name="T10" style:family="text">
      <style:text-properties style:font-name="Arimo" fo:font-weight="normal" style:font-size-asian="10.5pt"/>
    </style:style>
    <style:style style:name="T11" style:family="text">
      <style:text-properties style:font-name="Arimo" fo:font-weight="normal" officeooo:rsid="00271813" style:font-size-asian="10.5pt"/>
    </style:style>
    <style:style style:name="T12" style:family="text">
      <style:text-properties style:font-name="Arimo" fo:font-weight="normal" officeooo:rsid="002ab954" style:font-size-asian="10.5pt"/>
    </style:style>
    <style:style style:name="T13" style:family="text">
      <style:text-properties style:font-name="Arimo" fo:font-weight="normal" officeooo:rsid="00301a3c" style:font-size-asian="10.5pt"/>
    </style:style>
    <style:style style:name="T14" style:family="text">
      <style:text-properties style:font-name="Arimo" fo:font-weight="normal" officeooo:rsid="0032dc5a" style:font-size-asian="10.5pt"/>
    </style:style>
    <style:style style:name="T15" style:family="text">
      <style:text-properties style:font-name="Arimo" fo:font-weight="bold" officeooo:rsid="0032dc5a" style:font-size-asian="10.5pt" style:font-weight-asian="bold" style:font-weight-complex="bold"/>
    </style:style>
    <style:style style:name="T16" style:family="text">
      <style:text-properties officeooo:rsid="002765d2"/>
    </style:style>
    <style:style style:name="T17" style:family="text">
      <style:text-properties officeooo:rsid="00292188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officeooo:rsid="002ab954"/>
    </style:style>
    <style:style style:name="T20" style:family="text">
      <style:text-properties officeooo:rsid="002b4bd1"/>
    </style:style>
    <style:style style:name="T21" style:family="text">
      <style:text-properties officeooo:rsid="00301a3c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x="1.0492in" svg:y="4.9398in" svg:width="2.4854in" svg:height="0.528in" draw:z-index="0">
        <draw:image xlink:href="Pictures/10000201000000B30000002613DE444615F32130.png" xlink:type="simple" xlink:show="embed" xlink:actuate="onLoad" loext:mime-type="image/png"/>
      </draw:frame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<text:chapter text:display="number" text:outline-level="1"/>-</text:p>
          </table:table-cell>
          <table:table-cell table:style-name="Table1.B1" office:value-type="string">
            <text:h text:style-name="P7" text:outline-level="2">Blocking Spam with Pan</text:h>
          </table:table-cell>
        </table:table-row>
      </table:table>
      <text:p text:style-name="Standard"/>
      <table:table table:name="Table2" table:style-name="Table2">
        <table:table-column table:style-name="Table2.A"/>
        <table:table-row>
          <table:table-cell table:style-name="Table2.A1" office:value-type="string">
            <text:p text:style-name="P5">Description:</text:p>
            <text:p text:style-name="P24"><text:span text:style-name="T2">In this tutorial, you will use the Pan newsreader to subscribe to the alt.config newsgroup, create rules by subject </text:span><text:span text:style-name="T21">and </text:span><text:span text:style-name="T2">by sender and then filter </text:span><text:span text:style-name="T13">what you see in the</text:span><text:span text:style-name="T2"> newsgroup.</text:span></text:p>
          </table:table-cell>
        </table:table-row>
      </table:table>
      <text:p text:style-name="P1"/>
      <text:h text:style-name="Heading_20_3" text:outline-level="3"><text:span text:style-name="T1">Task</text:span> 1: <text:span text:style-name="T3">Subscribe to alt.config</text:span></text:h>
      <text:list xml:id="list1003616535" text:style-name="L1">
        <text:list-header>
          <text:p text:style-name="P12"><text:span text:style-name="SUSE-emphasis.light">alt.config</text:span> was traditionally the newsgroup that someone went to when they wanted to discuss creating a new newsgroup in the alt.* hierarchy. Today, it has a large about of regularly occurring spam that can be hard to parse to get to actual content which makes it a good candidate for this tutorial.</text:p>
        </text:list-header>
        <text:list-item>
          <text:p text:style-name="P12">Open the Pan newsreader:</text:p>
        </text:list-item>
        <text:list-item>
          <text:p text:style-name="P17">Click on the search box and search for alt.config:<text:line-break/></text:p>
        </text:list-item>
      </text:list>
      <text:p text:style-name="P18"><text:line-break/></text:p>
      <text:list xml:id="list230749049426284" text:continue-numbering="true" text:style-name="L1">
        <text:list-item>
          <text:p text:style-name="P17">Right click on the <text:span text:style-name="SUSE-emphasis.light">alt.config</text:span> newsgroup from the list and choose subscribe:</text:p>
        </text:list-item>
        <text:list-item>
          <text:p text:style-name="P19">Left click on <text:span text:style-name="SUSE-emphasis.light">alt.config</text:span> and choose <text:span text:style-name="T7">Get all headers</text:span>.</text:p>
        </text:list-item>
      </text:list>
      <text:p text:style-name="P1"/>
      <text:h text:style-name="Heading_20_3" text:outline-level="3"><text:span text:style-name="T1">Task</text:span> 2: <text:span text:style-name="T4">Create a rule for a sender</text:span></text:h>
      <text:list xml:id="list737187724" text:style-name="L2">
        <text:list-item>
          <text:p text:style-name="P20">In the Pan article window, look for an article <text:span text:style-name="T17">with the subject line:</text:span> <text:span text:style-name="SUSE-filename">coronavirus COVID-19</text:span>, then right-click on it and choose <text:span text:style-name="T7">Ignore Author</text:span><text:span text:style-name="T18">:</text:span></text:p>
        </text:list-item>
        <text:list-item>
          <text:p text:style-name="P13">In the new window change, change the <text:span text:style-name="T7">is</text:span> to <text:span text:style-name="T7">contains</text:span> and change the email address to only <text:span text:style-name="T7">killvirus</text:span>, then click <text:span text:style-name="T7">add and rescore</text:span>:</text:p>
          <text:p text:style-name="P10"><text:span text:style-name="T11">Notice that the next line of the window says that the score will be set to -9999 and then <text:s/>after that, this rule will expire in one month. If you want, feel free to change that to forever.</text:span></text:p>
          <text:p text:style-name="P13"><text:span text:style-name="SUSE-emphasis.light">This will do the following:</text:span></text:p>
          <text:p text:style-name="P10"><text:span text:style-name="T11">Any article </text:span><text:span text:style-name="T12">in this newsgroup </text:span><text:span text:style-name="T11">that is sent by an email address that </text:span><text:span text:style-name="T12">contains</text:span><text:span text:style-name="T11"> killvirus will get a score of -9999. We will discuss how scores work later.</text:span></text:p>
          <text:p text:style-name="P13"/>
        </text:list-item>
      </text:list>
      <text:h text:style-name="P8" text:outline-level="3"><text:span text:style-name="T1">Task</text:span> <text:span text:style-name="T16">3</text:span>: <text:span text:style-name="T4">Create a rule for </text:span><text:span text:style-name="T5">based on a subject</text:span></text:h>
      <text:list xml:id="list230748881765825" text:continue-list="list737187724" text:style-name="L2">
        <text:list-item text:start-value="1">
          <text:p text:style-name="P20">In the Pan article window, look for an arti<text:span text:style-name="T17">cle with the subject line: </text:span><text:span text:style-name="SUSE-filename"><text:span text:style-name="T17">Best online </text:span></text:span><text:soft-page-break/><text:span text:style-name="SUSE-filename"><text:span text:style-name="T17">pharmacy to buy adderall</text:span></text:span>, then right-click on it and choose <text:span text:style-name="T8">Add a Scoring Rule</text:span><text:span text:style-name="T17">:</text:span></text:p>
          <text:p text:style-name="P21">The new window is actually the same window as the last task, but with different defaults chosen.</text:p>
        </text:list-item>
        <text:list-item>
          <text:p text:style-name="P14">In the new window change, <text:span text:style-name="T19">change the newsgroup to </text:span><text:span text:style-name="T9">*</text:span><text:span text:style-name="T19">, then </text:span>change the <text:span text:style-name="T7">is</text:span> to <text:span text:style-name="T7">contains</text:span> and<text:span text:style-name="T19"> the subject line to just </text:span><text:span text:style-name="T9">adderall</text:span><text:span text:style-name="T19">:</text:span></text:p>
        </text:list-item>
        <text:list-item>
          <text:p text:style-name="P15">Change the <text:span text:style-name="T7">increase the article’s score by</text:span> to <text:span text:style-name="T7">ignore the article</text:span>:</text:p>
        </text:list-item>
        <text:list-item>
          <text:p text:style-name="P16">Click <text:span text:style-name="T7">add and rescore</text:span>:</text:p>
          <text:p text:style-name="P14"><text:span text:style-name="SUSE-emphasis.light">This will do the following:</text:span></text:p>
          <text:p text:style-name="P11"><text:span text:style-name="T11">Any article </text:span><text:span text:style-name="T12">in any newsgroup with a subject line </text:span><text:span text:style-name="T11">that </text:span><text:span text:style-name="T12">contains</text:span><text:span text:style-name="T11"> </text:span><text:span text:style-name="T12">adderall</text:span><text:span text:style-name="T11"> will get a score of -9999.</text:span></text:p>
          <text:p text:style-name="P11"><text:span text:style-name="T11"/></text:p>
        </text:list-item>
      </text:list>
      <text:h text:style-name="P9" text:outline-level="3"><text:span text:style-name="T1">Task</text:span> <text:span text:style-name="T20">4</text:span>: <text:span text:style-name="T6">Work with filters</text:span></text:h>
      <text:list xml:id="list189227371" text:style-name="L3">
        <text:list-item>
          <text:p text:style-name="P22"><text:span text:style-name="T14">In the Pan window menu, click on </text:span><text:span text:style-name="T15">View → Header Pane → Match Scores of -9999</text:span></text:p>
          <text:p text:style-name="P22"><text:span text:style-name="T14">When this is checked, you will be able to see those articles that you decided to ignore. When it is not checked, they disappear. </text:span></text:p>
          <text:p text:style-name="P23"><text:span text:style-name="T10">This is how you can ignore articles with annoying spam if any new article is published that contains something that you are not allowing, then they will be automatically ignored.</text:span></text:p>
        </text:list-item>
      </text:list>
      <text:p text:style-name="P1"/>
      <table:table table:name="Table3" table:style-name="Table3">
        <table:table-column table:style-name="Table3.A"/>
        <table:table-row>
          <table:table-cell table:style-name="Table3.A1" office:value-type="string">
            <text:p text:style-name="P4">Summary:</text:p>
            <text:p text:style-name="P25">In this exercise, you ignored articles and then filtered spam messages in alt.config.</text:p>
          </table:table-cell>
        </table:table-row>
      </table:table>
      <text:p text:style-name="Text_20_body"/>
      <text:p text:style-name="P6">(End of Exercise)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Anonymous Pro1" svg:font-family="'Anonymous Pro'" style:font-adornments="Bold" style:font-pitch="fixed"/>
    <style:font-face style:name="Anonymous Pro" svg:font-family="'Anonymous Pro'" style:font-adornments="Regular" style:font-pitch="fixed"/>
    <style:font-face style:name="Droid Sans1" svg:font-family="'Droid Sans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mo1" svg:font-family="Arimo" style:font-adornments="Bold" style:font-family-generic="swiss" style:font-pitch="variable"/>
    <style:font-face style:name="Arimo2" svg:font-family="Arimo" style:font-adornments="Bold Italic" style:font-family-generic="swiss" style:font-pitch="variable"/>
    <style:font-face style:name="Arimo" svg:font-family="Arimo" style:font-adornments="Regular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402in" fo:margin-bottom="0.0402in" loext:contextual-spacing="false"/>
      <style:text-properties style:font-name="Arimo" fo:font-family="Arimo" style:font-style-name="Regular" style:font-family-generic="swiss" style:font-pitch="variable" fo:font-weight="normal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mo" fo:font-family="Arimo" style:font-style-name="Regular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  <style:text-properties style:font-name="Arimo" fo:font-family="Arimo" style:font-style-name="Regular" style:font-family-generic="swiss" style:font-pitch="variable" fo:font-weight="normal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style:font-name="Arimo1" fo:font-family="Arimo" style:font-style-name="Bold" style:font-family-generic="swiss" style:font-pitch="variable"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style:font-name="Arimo1" fo:font-family="Arimo" style:font-style-name="Bold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SUSE-extra_5f_spacing" style:display-name="SUSE-extra_spacing" style:family="paragraph" style:parent-style-name="Standard">
      <style:paragraph-properties fo:margin-top="0.1in" fo:margin-bottom="0.1in" loext:contextual-spacing="true"/>
      <style:text-properties style:font-size-asian="10.5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Numbering_20_Symbols" style:display-name="Numbering Symbols" style:family="text"/>
    <style:style style:name="SUSE-monospace" style:family="text" style:parent-style-name="Teletype">
      <style:text-properties style:font-name="Anonymous Pro1" fo:font-family="'Anonymous Pro'" style:font-style-name="Bold" style:font-pitch="fixed" fo:font-weight="bold" style:font-size-asian="10.5pt"/>
    </style:style>
    <style:style style:name="Teletype" style:family="text">
      <style:text-properties style:font-name="Anonymous Pro" fo:font-family="'Anonymous Pro'" style:font-style-name="Regular" style:font-pitch="fixed" style:font-name-asian="Droid Sans1" style:font-family-asian="'Droid Sans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SUSE-command" style:family="text" style:parent-style-name="SUSE-monospace">
      <style:text-properties fo:color="#3465a4" style:font-size-asian="10.5pt"/>
    </style:style>
    <style:style style:name="SUSE-filename" style:family="text" style:parent-style-name="SUSE-monospace">
      <style:text-properties fo:color="#009900" style:font-size-asian="10.5pt"/>
    </style:style>
    <style:style style:name="SUSE-variable" style:family="text">
      <style:text-properties style:font-name="Arimo2" fo:font-family="Arimo" style:font-style-name="Bold Italic" style:font-family-generic="swiss" style:font-pitch="variable" fo:font-style="italic" fo:font-weight="bold" style:font-size-asian="10.5pt"/>
    </style:style>
    <style:style style:name="SUSE-emphasis" style:family="text">
      <style:text-properties style:font-name="Arimo1" fo:font-family="Arimo" style:font-style-name="Bold" style:font-family-generic="swiss" style:font-pitch="variable" fo:font-weight="bold" style:font-size-asian="10.5pt"/>
    </style:style>
    <style:style style:name="SUSE-emphasis.light" style:family="text" style:parent-style-name="SUSE-emphasis">
      <style:text-properties fo:color="#999999" style:font-size-asian="10.5pt"/>
    </style:style>
    <style:style style:name="SUSE-warning" style:family="text">
      <style:text-properties fo:color="#c5000b" style:font-name="Arimo1" fo:font-family="Arimo" style:font-style-name="Bold" style:font-family-generic="swiss" style:font-pitch="variable" fo:font-weight="bold" style:font-size-asian="10.5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4-08-12T15:18:33.140616296</meta:creation-date>
    <dc:date>2020-06-11T23:07:47.563069142</dc:date>
    <meta:editing-duration>PT1H15M15S</meta:editing-duration>
    <meta:editing-cycles>50</meta:editing-cycles>
    <meta:generator>LibreOffice/6.4.4.2$Linux_X86_64 LibreOffice_project/40$Build-2</meta:generator>
    <meta:document-statistic meta:table-count="3" meta:image-count="1" meta:object-count="0" meta:page-count="3" meta:paragraph-count="32" meta:word-count="473" meta:character-count="2585" meta:non-whitespace-character-count="2150"/>
  </office:meta>
</office:document-meta>
</file>